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0000" fo:font-size="16pt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16pt" style:font-size-asian="14pt" style:font-size-complex="16pt"/>
    </style:style>
    <style:style style:name="P13" style:family="paragraph" style:parent-style-name="Text_20_body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14" style:family="paragraph" style:parent-style-name="Heading_20_3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chamento para TCC</text:p>
      <text:p text:style-name="P4"/>
      <text:p text:style-name="P1">Título :</text:p>
      <text:p text:style-name="P1">Estratégia De Crm Aplicada A Dsi: Uma Proposta Para As Bibliotecas Universitárias</text:p>
      <text:p text:style-name="P1"/>
      <text:p text:style-name="P1">Resumo:</text:p>
      <text:p text:style-name="P1">Abordo sobre o uso do CRM e Data mining para BU's (bibliotecas universitárias) através do DSI ( Disseminação Seletiva da Informação). Faz um mapeamento de cada cliente(pesquisadores, estudantes) buscando saber quais livros e qual a linha de pesquisa que o mesmo está buscando para com isso oferece-lo informações que podem vir a ser valiosas ao seus trabalhos.</text:p>
      <text:p text:style-name="P1"/>
      <text:p text:style-name="P1"><text:span text:style-name="Citation"><text:span text:style-name="T1">SOUZA, N. A., NEVES, G. C., LUCAS, E. R. O. Estratégia De Crm Aplicada A Dsi: Uma Proposta Para As Bibliotecas Universitárias. </text:span></text:span></text:p>
      <text:p text:style-name="P1"><text:span text:style-name="Citation"><text:span text:style-name="T1">Disponível em:</text:span></text:span></text:p>
      <text:p text:style-name="P1"><text:span text:style-name="Citation"><text:span text:style-name="T1">&lt;www.cinform.ufba.br/vi_anais/docs/NicoleGuilhermeElaineCRM.pdf</text:span></text:span><text:span text:style-name="T1">&gt;. Acesso em: 15 set. 2011.</text:span></text:p>
      <text:p text:style-name="P1"><text:span text:style-name="Citation"/></text:p>
      <text:p text:style-name="P5">Citações sobre CRM</text:p>
      <text:p text:style-name="P5"/>
      <text:p text:style-name="P6"/>
      <text:p text:style-name="P10">[1] WILSON, H.; DANIEL, E.; McDONALD, M. Factors for Success in</text:p>
      <text:p text:style-name="P10">Customer Relationship Management (CRM) Systems. J. Market. Manage., v. 18,</text:p>
      <text:p text:style-name="P10">p. 193-219, 2002.</text:p>
      <text:p text:style-name="P9"/>
      <text:p text:style-name="P10">Em tradução livre, pode-se conceituar Customer Relationship Management (CRM), como Gerenciamento dos Relacionamentos com Clientes. Trata-se de uma abordagem gerencial orientada à identificação, atração e retenção de clientes. Preconiza-se o aumento das transações com os clientes de maior valor [1], ou seja, uma orientação de marketing concentrada em reter valor. Também, é entendido como a automação e melhoramento dos processos de negócio, associados ao gerenciamento dos relacionamentos com clientes.</text:p>
      <text:p text:style-name="P5"/>
      <text:p text:style-name="P11"/>
      <text:p text:style-name="P11">[4] RAGINS, E. J.; GRECO, A. J. Customer Relationship Management and E-Business: More than a Software Solution. Rev. Bus., p. 25-30, 2003.</text:p>
      <text:p text:style-name="P5"/>
      <text:p text:style-name="P5"/>
      <text:p text:style-name="P5"/>
      <text:p text:style-name="P1"><text:soft-page-break/>O Customer Relationship Management-CRM, também conhecido como Gerenciamento do Relacionamento com Cliente;</text:p>
      <text:p text:style-name="P1">“[...] é uma nova forma de ver as relações com os clientes/usuários. Ele analisa e gestiona administrativamente as informações sobre os clientes/usuários de maneira que seja possível conhecê-los, atendê-los, satisfazê-los e fazê-los fazer parte da organização ou seja serem fiéis” (PEPERS e ROGERS, 2001).</text:p>
      <text:p text:style-name="P1"/>
      <text:p text:style-name="P1">PEPPERS, D.; ROGERS, M. CRM Series: Marketing 1 to 1.São Paulo: Makron Books, 2001.</text:p>
      <text:p text:style-name="P12"/>
      <text:p text:style-name="P1"/>
      <text:p text:style-name="P1">O CRM - Customer Relationship Management, <text:s/>é uma infra-estrutura para <text:s/>se define em ter uma visão única do cliente e agir de acordo com as necessidades manifestadas por ele.</text:p>
      <text:p text:style-name="P1">Tem como definição segundo o Gartner Group:</text:p>
      <text:p text:style-name="P1"/>
      <text:p text:style-name="P1">CRM é uma estratégia de negócio voltada ao entendimento e à antecipação das necessidades dos clientes atuais e potenciais de uma empresa. Do ponto de vista tecnológico, o CRM envolve capturar os dados do cliente ao longo de toda a empresa, consolidar todos os dados capturados interna e externamente em um banco de dados central, analisar os dados consolidados, distribuir os resultados dessa análise aos vários pontos de contato com o cliente através de qualquer ponto de contato com a empresa. (PEPPERS; ROGERS, 2001)</text:p>
      <text:p text:style-name="P1"/>
      <text:p text:style-name="P1">PEPPERS, D.; ROGERS, M. CRM Series: Marketing 1 to 1.São Paulo: Makron Books, 2001.</text:p>
      <text:p text:style-name="P12"/>
      <text:p text:style-name="P1"/>
      <text:p text:style-name="P1">O CRM representa o reconhecimento do valor que tem um cliente </text:p>
      <text:p text:style-name="P1">mercado com êxito tem por finalidade “conhecer e compreender o consumidor tão bem, que o produto ou serviço satisfaça suas necessidades precisas e se venda sem promoção alguma” (PORRAS apud MOLINA, 2003).</text:p>
      <text:p text:style-name="P1"/>
      <text:p text:style-name="P1">MOLINA, Carlos E. G. CRM (Customer Relationship Management) y Servicios de Información: la biblioteca como un negocio de la nueva economía. Biblios – Revista Electrónica de Ciencias de la Información, <text:soft-page-break/>ano 3, n. 10, abr./jun. 2003. Disponível em: &lt;http://www.documentalistas.com/web/biblios/articulos/10/B10-02.pdf &gt;. Acesso em: 15 mar. 2005.</text:p>
      <text:p text:style-name="P1"/>
      <text:p text:style-name="P12"/>
      <text:p text:style-name="P1"/>
      <text:p text:style-name="P7">Para consistir a idéia de trabalhar com o cliente individualmente, é primordial aplicar o modelo dos 4 pilares do CRM: identificar, diferenciar, interagir e personalizar.</text:p>
      <text:p text:style-name="P12"/>
      <text:p text:style-name="P1"/>
      <text:p text:style-name="P1">O CRM ou gerenciamento com o cliente/usuário é apresentado na literatura como o conjunto de conceitos, construções e ferramentas composta por estratégia, processo, software e hardware. (BRETZKE, 2000). </text:p>
      <text:p text:style-name="P1"/>
      <text:p text:style-name="P1">BRETZKE, M. Marketing de relacionamento em tempo real com CRM. São Paulo: Atlas, 2000.</text:p>
      <text:p text:style-name="P12"/>
      <text:p text:style-name="P1"/>
      <text:p text:style-name="P1">Um CRM estrategicamente efetivo, segundo (Brambilla apud Ragins e Greco, 2003), requer uma inteligente aplicação de tecnologia. CRM é mais do que uma solução de software, haja vista que se refere à maneira como as informações dos consumidores são utilizdas para criar um relação contínua com os clientes.</text:p>
      <text:p text:style-name="P1"/>
      <text:p text:style-name="P1">As Tecnologias da Informação (TIs) oferecem ao pessoal do marketing a oportunidade de embutir suas noções através das informações dos clientes com relação à melhores práticas de vendas, logística e serviço ao cliente de modo geral existentes no âmbito de uma organização (Brambilla apud Wilson, Daniel, McDonald, 2002).</text:p>
      <text:p text:style-name="P1"/>
      <text:h text:style-name="P14" text:outline-level="3"><text:soft-page-break/>(Brambilla apud Lin e Su, 2003, p.726) dizem que “o sistema de CRM pode ser efetivamente utilizado para acumular o conhecimento de clientes, com o objetivo de prover melhores serviços”. A utilização do conhecimento de clientes integrada com o sistema de CRM, pode ser enfatizada para manter e criar novos parceiros na cadeia de valor agregado como o um todo.</text:h>
      <text:p text:style-name="P13"/>
      <text:p text:style-name="P13">Winer (2001) diz que o primeiro e necessário passo para uma solução completa de CRM, requer a construção de uma base de dados de clientes ou arquivos de informação dos mesmos. //Tais informações já estão disponibilizadas pelo nosso cliente.</text:p>
      <text:p text:style-name="P13"/>
      <text:p text:style-name="P13">Idealmente, de acordo com o autor, uma base de dados deve conter informações sobre os seguintes itens:</text:p>
      <text:list xml:id="list229379576" text:style-name="L1">
        <text:list-item>
          <text:p text:style-name="P16">transações (o histórico completo de compras);</text:p>
        </text:list-item>
        <text:list-item>
          <text:p text:style-name="P16">Contatos com os clientes (existe um crescente número de pontos de contato com os clientes de múltiplo canais e contextos);</text:p>
        </text:list-item>
        <text:list-item>
          <text:p text:style-name="P16">informação descritiva (para segmentação e outros propósitos de análise de dados);</text:p>
        </text:list-item>
        <text:list-item>
          <text:p text:style-name="P16">resposta aos estímulos de marketing (o consumidor que respondeu a uma iniciativa de marketing direto, contato de vendas, ou qualquer outro contato direto).</text:p>
        </text:list-item>
      </text:list>
      <text:p text:style-name="P13">É pertinente que seja feita a distinção existente na relação entre CRM e tecnologia, a qual conforme apresentado por Ragins e Greco (2003,p.29) reside no fato que o “CRM é uma estratégia de negócio; apenas um aparato de software”.</text:p>
      <text:p text:style-name="P13"/>
      <text:p text:style-name="P13">Dimensão Tecnológica do CRM</text:p>
      <text:p text:style-name="P13"/>
      <text:p text:style-name="P13">Segundo Ambrilla (2010) “A dimensão tecnológica do CRM engloba as variáveis em análise: Tecnologia da Informação (TI), Banco de Dados, Dados dos Clientes, Data Warehouse, Data Base Marketing, Data Mining, Call Center – Centros de Interação com Clientes (CICs) e Sales Force Automation (SFA), as quais serão caracterizadas e descritas a seguir.</text:p>
      <text:p text:style-name="P13"><text:soft-page-break/></text:p>
      <text:p text:style-name="P13"/>
      <text:p text:style-name="P13"/>
      <text:p text:style-name="P1">Brambilla, F. R. .Análise do Customer Relationship Management (CRM): Relação Empresa, Cliente Usuário, Teoria–Um Estudo de Caso em uma Empresa Desenvolvedora de Software. Disponível em: &lt;<text:a xlink:type="simple" xlink:href="http://tede.pucrs.br/tde_busca/processaArquivo.php?codArquivo=295">http://tede.pucrs.br/tde_busca/processaArquivo.php?codArquivo=295</text:a>&gt; Acesso em: 15 mar. 2011.</text:p>
      <text:p text:style-name="P1"/>
      <text:p text:style-name="P3">Citações sobre Captação de Recursos</text:p>
      <text:p text:style-name="P2"/>
      <text:p text:style-name="Standard"/>
      <text:p text:style-name="P8">leis de incentivo à cultura (Lei nº 8.313, de 23 de dezembro de 1991 a Lei Rouanet, e Lei nº 8.685 de 20 de julho de 1993, a lei do Audiovisual), Lei Sarney Lei nº 7.505. de 2/7/1986;</text:p>
      <text:p text:style-name="P8"/>
      <text:p text:style-name="P8">http://books.google.com.br/books?hl=pt-BR&amp;lr=&amp;id=4DRWe1tDCVAC&amp;oi=fnd&amp;pg=PA9&amp;dq=capta%C3%A7%C3%A3o+de+recursos+ONG&amp;ots=6TOpMQbqAN&amp;sig=SnvqxUYKR58z1HhAzNR92U3PzdY#v=onepage&amp;q=capta%C3%A7%C3%A3o%20de%20recursos%20ONG&amp;f=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 Condensed" style:font-size-asian="14pt" style:font-weight-asian="bold" style:font-name-complex="FreeSans" style:font-size-complex="14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16:07:29</meta:creation-date>
    <meta:generator>LibreOffice/3.4$Unix LibreOffice_project/340m1$Build-302</meta:generator>
    <dc:date>2011-09-23T17:50:43</dc:date>
    <meta:editing-duration>PT6H13M30S</meta:editing-duration>
    <meta:editing-cycles>28</meta:editing-cycles>
    <meta:document-statistic meta:table-count="0" meta:image-count="0" meta:object-count="0" meta:page-count="5" meta:paragraph-count="43" meta:word-count="1028" meta:character-count="6944" meta:non-whitespace-character-count="5958"/>
  </office:meta>
</office:document-meta>
</file>